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8d9" officeooo:paragraph-rsid="001498d9"/>
    </style:style>
    <style:style style:name="P2" style:family="paragraph" style:parent-style-name="Standard">
      <style:text-properties officeooo:rsid="001498d9" officeooo:paragraph-rsid="001ca415"/>
    </style:style>
    <style:style style:name="P3" style:family="paragraph" style:parent-style-name="Standard">
      <style:text-properties fo:font-weight="bold" officeooo:rsid="001498d9" officeooo:paragraph-rsid="001498d9" style:font-weight-asian="bold" style:font-weight-complex="bold"/>
    </style:style>
    <style:style style:name="P4" style:family="paragraph" style:parent-style-name="Standard">
      <style:text-properties fo:font-weight="bold" officeooo:rsid="001498d9" officeooo:paragraph-rsid="001ca415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498d9" officeooo:paragraph-rsid="001498d9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498d9" officeooo:paragraph-rsid="001ca415" style:font-weight-asian="bold" style:font-weight-complex="bold"/>
    </style:style>
    <style:style style:name="P7" style:family="paragraph" style:parent-style-name="Standard">
      <style:text-properties officeooo:rsid="001498d9" officeooo:paragraph-rsid="001498d9"/>
    </style:style>
    <style:style style:name="T1" style:family="text">
      <style:text-properties officeooo:rsid="0014b2ac"/>
    </style:style>
    <style:style style:name="T2" style:family="text">
      <style:text-properties officeooo:rsid="00166a72"/>
    </style:style>
    <style:style style:name="T3" style:family="text">
      <style:text-properties officeooo:rsid="0018e462"/>
    </style:style>
    <style:style style:name="T4" style:family="text">
      <style:text-properties officeooo:rsid="00196b7f"/>
    </style:style>
    <style:style style:name="T5" style:family="text">
      <style:text-properties officeooo:rsid="001b69e6"/>
    </style:style>
    <style:style style:name="T6" style:family="text">
      <style:text-properties officeooo:rsid="001ca415"/>
    </style:style>
    <style:style style:name="T7" style:family="text">
      <style:text-properties officeooo:rsid="001ec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Contrôle de conjugaison</text:p>
      <text:p text:style-name="P5"/>
      <text:p text:style-name="P1"/>
      <text:p text:style-name="P1"/>
      <text:p text:style-name="P1"/>
      <text:p text:style-name="P3">verbe à <text:s/>l’infinitif présent<text:tab/><text:tab/> <text:s text:c="6"/>description<text:tab/><text:tab/><text:tab/>forme</text:p>
      <text:p text:style-name="P1"/>
      <text:p text:style-name="P1">00<text:tab/>avoir<text:tab/><text:tab/><text:tab/><text:tab/>indicatif.présent.3S<text:tab/><text:tab/><text:tab/>il a</text:p>
      <text:p text:style-name="P1"/>
      <text:p text:style-name="P1"/>
      <text:p text:style-name="P1">01<text:tab/>________________<text:tab/><text:tab/><text:span text:style-name="T7">subjonctif</text:span>.<text:span text:style-name="T7">présent</text:span>.3P<text:tab/><text:tab/><text:tab/>_____________________</text:p>
      <text:p text:style-name="P1"/>
      <text:p text:style-name="P1"/>
      <text:p text:style-name="P1">02<text:tab/>________________<text:tab/><text:tab/>indicatif.<text:span text:style-name="T1">futur</text:span>.3P<text:tab/><text:tab/><text:tab/>_____________________</text:p>
      <text:p text:style-name="P1"/>
      <text:p text:style-name="P1"/>
      <text:p text:style-name="P1">03<text:tab/>________________<text:tab/><text:tab/>indicatif.<text:span text:style-name="T3">futur <text:tab/>antérieur</text:span>.<text:span text:style-name="T4">1S</text:span><text:tab/><text:tab/>_____________________</text:p>
      <text:p text:style-name="P1"/>
      <text:p text:style-name="P1"/>
      <text:p text:style-name="P1">04<text:tab/>________________<text:tab/><text:tab/>indicatif.<text:span text:style-name="T1">passé composé</text:span>.3P<text:tab/><text:tab/>_____________________</text:p>
      <text:p text:style-name="P1"/>
      <text:p text:style-name="P1"/>
      <text:p text:style-name="P1">05<text:tab/>________________<text:tab/><text:tab/>indicatif.<text:span text:style-name="T1">plus-que-parfait</text:span>.3<text:span text:style-name="T6">S</text:span><text:tab/><text:tab/>_____________________</text:p>
      <text:p text:style-name="P1"/>
      <text:p text:style-name="P1"/>
      <text:p text:style-name="P1">06<text:tab/>________________<text:tab/><text:tab/>indicatif.<text:span text:style-name="T2">passé simple</text:span>.3P<text:tab/><text:tab/>_____________________</text:p>
      <text:p text:style-name="P1"/>
      <text:p text:style-name="P1"/>
      <text:p text:style-name="P1">07<text:tab/>________________<text:tab/><text:tab/><text:span text:style-name="T2">participe</text:span>.<text:span text:style-name="T2">présent<text:tab/></text:span><text:tab/><text:tab/>_____________________</text:p>
      <text:p text:style-name="P1"/>
      <text:p text:style-name="P1"/>
      <text:p text:style-name="P1">08<text:tab/>________________<text:tab/><text:tab/><text:span text:style-name="T2">impératif</text:span>.<text:span text:style-name="T2">présent</text:span>.<text:span text:style-name="T2">2S<text:tab/></text:span><text:tab/><text:tab/>_____________________</text:p>
      <text:p text:style-name="P1"/>
      <text:p text:style-name="P1"/>
      <text:p text:style-name="P1">09<text:tab/>________________<text:tab/><text:tab/><text:span text:style-name="T2">conditionnel</text:span>.<text:span text:style-name="T2">présent</text:span>.<text:span text:style-name="T2">3S</text:span><text:tab/><text:tab/>_____________________</text:p>
      <text:p text:style-name="P1"/>
      <text:p text:style-name="P1"/>
      <text:p text:style-name="P1">10<text:tab/>________________<text:tab/><text:tab/>_____________________<text:tab/><text:tab/><text:span text:style-name="T5">il aura été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05:18:33.588131661</meta:creation-date>
    <meta:generator>LibreOffice/6.0.7.3$Linux_X86_64 LibreOffice_project/00m0$Build-3</meta:generator>
    <dc:date>2021-05-10T05:43:45.075092598</dc:date>
    <meta:editing-duration>PT9M44S</meta:editing-duration>
    <meta:editing-cycles>9</meta:editing-cycles>
    <meta:document-statistic meta:table-count="0" meta:image-count="0" meta:object-count="0" meta:page-count="1" meta:paragraph-count="13" meta:word-count="59" meta:character-count="781" meta:non-whitespace-character-count="694"/>
  </office:meta>
</office:document-meta>
</file>